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fo:min-height="2.84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5.75cm" svg:height="3.095cm" svg:x="2.75cm" svg:y="2.501cm">
          <draw:text-box>
            <text:p>SELECt ?s ?o</text:p>
            <text:p>WHERE {</text:p>
            <text:p text:style-name="P1"><text:span text:style-name="T1"><text:tab/></text:span>?s vive-en ?o</text:p>
            <text:p>}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7:37:53.440034474</meta:creation-date>
    <dc:date>2026-01-30T17:38:19.968240989</dc:date>
    <meta:editing-duration>PT27S</meta:editing-duration>
    <meta:editing-cycles>1</meta:editing-cycles>
    <meta:document-statistic meta:object-count="1"/>
    <meta:generator>LibreOffice/24.2.7.2$Linux_X86_64 LibreOffice_project/420$Build-2</meta:generator>
  </office:meta>
</office:document-meta>
</file>